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 style:may-break-between-rows="true" table:border-model="collapsing"/>
    </style:style>
    <style:style style:name="Table1.A" style:family="table-column">
      <style:table-column-properties style:column-width="1.5625in" style:rel-column-width="10120*"/>
    </style:style>
    <style:style style:name="Table1.B" style:family="table-column">
      <style:table-column-properties style:column-width="1.9403in" style:rel-column-width="12567*"/>
    </style:style>
    <style:style style:name="Table1.C" style:family="table-column">
      <style:table-column-properties style:column-width="1.6236in" style:rel-column-width="10516*"/>
    </style:style>
    <style:style style:name="Table1.D" style:family="table-column">
      <style:table-column-properties style:column-width="1.6188in" style:rel-column-width="10484*"/>
    </style:style>
    <style:style style:name="Table1.E" style:family="table-column">
      <style:table-column-properties style:column-width="1.6861in" style:rel-column-width="10921*"/>
    </style:style>
    <style:style style:name="Table1.F" style:family="table-column">
      <style:table-column-properties style:column-width="1.6868in" style:rel-column-width="10927*"/>
    </style:style>
    <style:style style:name="Table1.1" style:family="table-row">
      <style:table-row-properties style:min-row-height="0.8139in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style:min-row-height="0.6924in"/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style:min-row-height="0.5576in"/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F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style:min-row-height="0.4361in"/>
    </style:style>
    <style:style style:name="Table1.F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F5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F6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3" style:family="table" style:master-page-name="">
      <style:table-properties style:width="10.1181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.5625in" style:rel-column-width="10120*"/>
    </style:style>
    <style:style style:name="Table3.B" style:family="table-column">
      <style:table-column-properties style:column-width="1.9403in" style:rel-column-width="12567*"/>
    </style:style>
    <style:style style:name="Table3.C" style:family="table-column">
      <style:table-column-properties style:column-width="1.6236in" style:rel-column-width="10516*"/>
    </style:style>
    <style:style style:name="Table3.D" style:family="table-column">
      <style:table-column-properties style:column-width="1.6188in" style:rel-column-width="10484*"/>
    </style:style>
    <style:style style:name="Table3.E" style:family="table-column">
      <style:table-column-properties style:column-width="1.6861in" style:rel-column-width="10921*"/>
    </style:style>
    <style:style style:name="Table3.F" style:family="table-column">
      <style:table-column-properties style:column-width="1.6868in" style:rel-column-width="10927*"/>
    </style:style>
    <style:style style:name="Table3.1" style:family="table-row">
      <style:table-row-properties style:min-row-height="0.8139in" fo:background-color="transparent">
        <style:background-image/>
      </style:table-row-properties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C1" style:family="table-cell">
      <style:table-cell-properties fo:background-color="#00599d" fo:padding="0in" fo:border-left="none" fo:border-right="none" fo:border-top="none" fo:border-bottom="0.75pt solid #111111" style:writing-mode="page">
        <style:background-image/>
      </style:table-cell-properties>
    </style:style>
    <style:style style:name="Table3.2" style:family="table-row">
      <style:table-row-properties style:min-row-height="0.6924in" fo:keep-together="auto"/>
    </style:style>
    <style:style style:name="Table3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F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3" style:family="table-row">
      <style:table-row-properties style:min-row-height="0.5576in"/>
    </style:style>
    <style:style style:name="Table3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3.F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4" style:family="table-row">
      <style:table-row-properties style:min-row-height="0.4361in"/>
    </style:style>
    <style:style style:name="Table3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5" style:family="table-row">
      <style:table-row-properties style:min-row-height="0.4361in"/>
    </style:style>
    <style:style style:name="Table3.6" style:family="table-row">
      <style:table-row-properties style:min-row-height="0.4361in"/>
    </style:style>
    <style:style style:name="Table3.7" style:family="table-row">
      <style:table-row-properties style:min-row-height="0.4361in" fo:keep-together="auto"/>
    </style:style>
    <style:style style:name="Table2" style:family="table" style:master-page-name="">
      <style:table-properties style:width="10.1181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.5625in" style:rel-column-width="10120*"/>
    </style:style>
    <style:style style:name="Table2.B" style:family="table-column">
      <style:table-column-properties style:column-width="1.9403in" style:rel-column-width="12567*"/>
    </style:style>
    <style:style style:name="Table2.C" style:family="table-column">
      <style:table-column-properties style:column-width="1.6236in" style:rel-column-width="10516*"/>
    </style:style>
    <style:style style:name="Table2.D" style:family="table-column">
      <style:table-column-properties style:column-width="1.6188in" style:rel-column-width="10484*"/>
    </style:style>
    <style:style style:name="Table2.E" style:family="table-column">
      <style:table-column-properties style:column-width="1.6861in" style:rel-column-width="10921*"/>
    </style:style>
    <style:style style:name="Table2.F" style:family="table-column">
      <style:table-column-properties style:column-width="1.6868in" style:rel-column-width="10927*"/>
    </style:style>
    <style:style style:name="Table2.1" style:family="table-row">
      <style:table-row-properties style:min-row-height="0.8139in" fo:background-color="transparent">
        <style:background-image/>
      </style:table-row-properties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C1" style:family="table-cell">
      <style:table-cell-properties fo:background-color="#00599d" fo:padding="0in" fo:border-left="none" fo:border-right="none" fo:border-top="none" fo:border-bottom="0.75pt solid #111111" style:writing-mode="page">
        <style:background-image/>
      </style:table-cell-properties>
    </style:style>
    <style:style style:name="Table2.2" style:family="table-row">
      <style:table-row-properties style:min-row-height="0.6924in" fo:keep-together="auto"/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F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5576in"/>
    </style:style>
    <style:style style:name="Table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F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4" style:family="table-row">
      <style:table-row-properties style:min-row-height="0.4361in"/>
    </style:style>
    <style:style style:name="Table2.5" style:family="table-row">
      <style:table-row-properties style:min-row-height="0.4361in"/>
    </style:style>
    <style:style style:name="Table2.6" style:family="table-row">
      <style:table-row-properties style:min-row-height="0.4361in"/>
    </style:style>
    <style:style style:name="Table2.7" style:family="table-row">
      <style:table-row-properties style:min-row-height="0.4361in" fo:keep-together="auto"/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1e1a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text-properties officeooo:paragraph-rsid="001a1ac4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af3b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c4af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0d8a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e6d9" officeooo:paragraph-rsid="0018e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e6d9" officeooo:paragraph-rsid="001a1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1ac4" officeooo:paragraph-rsid="001a1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4af3" officeooo:paragraph-rsid="001c4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7e6" officeooo:paragraph-rsid="001d0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2e5b" officeooo:paragraph-rsid="001d2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8057" officeooo:paragraph-rsid="001e80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1e1a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a1ac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af3b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18e6d9" officeooo:paragraph-rsid="001af3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18e6d9" officeooo:paragraph-rsid="001c4af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1a1ac4" officeooo:paragraph-rsid="001af3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1a1ac4" officeooo:paragraph-rsid="001c4af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paragraph-rsid="001af3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paragraph-rsid="001c4af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0d8a60" officeooo:paragraph-rsid="001af3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0d8a60" officeooo:paragraph-rsid="001c4af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1c4af3" officeooo:paragraph-rsid="001c4af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officeooo:paragraph-rsid="0018e6d9"/>
    </style:style>
    <style:style style:name="P28" style:family="paragraph" style:parent-style-name="Table_20_Contents">
      <style:paragraph-properties fo:text-align="center" style:justify-single-word="false"/>
      <style:text-properties officeooo:paragraph-rsid="001a1ac4"/>
    </style:style>
    <style:style style:name="P29" style:family="paragraph" style:parent-style-name="Table_20_Contents">
      <style:paragraph-properties fo:text-align="center" style:justify-single-word="false"/>
      <style:text-properties officeooo:paragraph-rsid="001d2e5b"/>
    </style:style>
    <style:style style:name="P30" style:family="paragraph" style:parent-style-name="Table_20_Contents">
      <style:paragraph-properties fo:text-align="center" style:justify-single-word="false"/>
      <style:text-properties officeooo:paragraph-rsid="001af3b1"/>
    </style:style>
    <style:style style:name="P31" style:family="paragraph" style:parent-style-name="Table_20_Contents">
      <style:paragraph-properties fo:text-align="center" style:justify-single-word="false"/>
      <style:text-properties officeooo:rsid="001c4af3" officeooo:paragraph-rsid="001c4af3"/>
    </style:style>
    <style:style style:name="P32" style:family="paragraph" style:parent-style-name="Table_20_Contents">
      <style:paragraph-properties fo:text-align="center" style:justify-single-word="false"/>
      <style:text-properties officeooo:rsid="001d07e6" officeooo:paragraph-rsid="001d07e6"/>
    </style:style>
    <style:style style:name="P3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c0998" officeooo:paragraph-rsid="000c09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c0998" officeooo:paragraph-rsid="001af3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c0998" officeooo:paragraph-rsid="001c4a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8e6d9"/>
    </style:style>
    <style:style style:name="T2" style:family="text">
      <style:text-properties officeooo:rsid="001a1ac4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e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1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4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2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1f0e5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1a1a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18e6d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2" style:family="text">
      <style:text-properties officeooo:rsid="001ae665"/>
    </style:style>
    <style:style style:name="T13" style:family="text">
      <style:text-properties officeooo:rsid="001d07e6"/>
    </style:style>
    <style:style style:name="T14" style:family="text">
      <style:text-properties officeooo:rsid="001d2e5b"/>
    </style:style>
    <style:style style:name="T15" style:family="text">
      <style:text-properties officeooo:rsid="001e8057"/>
    </style:style>
    <style:style style:name="T16" style:family="text">
      <style:text-properties officeooo:rsid="001f0e5c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3"/>
            <text:p text:style-name="P33">View</text:p>
          </table:table-cell>
          <table:table-cell table:style-name="Table1.A1" office:value-type="string">
            <text:p text:style-name="P33"/>
            <text:p text:style-name="P33">Component</text:p>
          </table:table-cell>
          <table:table-cell table:style-name="Table1.A1" office:value-type="string">
            <text:p text:style-name="P33"/>
            <text:p text:style-name="P33">Data Fetch</text:p>
          </table:table-cell>
          <table:table-cell table:style-name="Table1.A1" office:value-type="string">
            <text:p text:style-name="P33"/>
            <text:p text:style-name="P33">Prepare View Data</text:p>
          </table:table-cell>
          <table:table-cell table:style-name="Table1.A1" office:value-type="string">
            <text:p text:style-name="P33"/>
            <text:p text:style-name="P33">Event</text:p>
          </table:table-cell>
          <table:table-cell table:style-name="Table1.A1" office:value-type="string">
            <text:p text:style-name="P33"/>
            <text:p text:style-name="P33">Data Save</text:p>
          </table:table-cell>
        </table:table-row>
        <table:table-row table:style-name="Table1.2">
          <table:table-cell table:style-name="Table1.A2" table:number-rows-spanned="3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Stock Receive</text:p>
            <text:p text:style-name="P27"><text:span text:style-name="T4">(Landing Page)</text:span></text:p>
          </table:table-cell>
          <table:table-cell table:style-name="Table1.B2" office:value-type="string">
            <text:p text:style-name="P8">Left Info Menu</text:p>
            <text:p text:style-name="P8">Project filter</text:p>
            <text:p text:style-name="P8">project list</text:p>
          </table:table-cell>
          <table:table-cell table:style-name="Table1.B2" office:value-type="string">
            <text:p text:style-name="P9">GetGstock</text:p>
            <text:p text:style-name="P9">ProjectList()</text:p>
            <text:p text:style-name="P11">from G-stock inspection*</text:p>
          </table:table-cell>
          <table:table-cell table:style-name="Table1.B2" office:value-type="string">
            <text:p text:style-name="P9">PrepareProjectList</text:p>
            <text:p text:style-name="P9">InfoMenu()</text:p>
          </table:table-cell>
          <table:table-cell table:style-name="Table1.B2" office:value-type="string">
            <text:p text:style-name="P8">1.Search</text:p>
            <text:p text:style-name="P8">2.select project card</text:p>
            <text:p text:style-name="P27"><text:span text:style-name="T4">5. </text:span><text:span text:style-name="T6">save</text:span></text:p>
          </table:table-cell>
          <table:table-cell table:style-name="Table1.F2">
            <text:p text:style-name="P7"/>
          </table:table-cell>
        </table:table-row>
        <table:table-row table:style-name="Table1.3">
          <table:covered-table-cell/>
          <table:table-cell table:style-name="Table1.B3" office:value-type="string">
            <text:p text:style-name="P8">1.search</text:p>
          </table:table-cell>
          <table:table-cell table:style-name="Table1.C3">
            <text:p text:style-name="P7"/>
          </table:table-cell>
          <table:table-cell table:style-name="Table1.D3" office:value-type="string">
            <text:p text:style-name="P8">Prepare filtered project list<text:span text:style-name="T2">()</text:span></text:p>
          </table:table-cell>
          <table:table-cell table:style-name="Table1.E3" office:value-type="string">
            <text:p text:style-name="P6"/>
          </table:table-cell>
          <table:table-cell table:style-name="Table1.F3" office:value-type="string">
            <text:p text:style-name="P6"/>
            <text:p text:style-name="P6"/>
          </table:table-cell>
        </table:table-row>
        <table:table-row table:style-name="Table1.4">
          <table:covered-table-cell/>
          <table:table-cell table:style-name="Table1.B2" office:value-type="string">
            <text:p text:style-name="P27"><text:span text:style-name="T4">2.Stock </text:span><text:span text:style-name="T6">position</text:span><text:span text:style-name="T4"> workspace for specific project</text:span></text:p>
            <text:p text:style-name="P31"><text:span text:style-name="T4">M</text:span><text:span text:style-name="T3">aterial group Info menu</text:span></text:p>
          </table:table-cell>
          <table:table-cell table:style-name="Table1.B2" office:value-type="string">
            <text:p text:style-name="P8">Get project specific material list from Inquiry data service</text:p>
          </table:table-cell>
          <table:table-cell table:style-name="Table1.B2" office:value-type="string">
            <text:p text:style-name="P8">Prepare material type for <text:span text:style-name="T13">info menu</text:span><text:span text:style-name="T2">()</text:span></text:p>
          </table:table-cell>
          <table:table-cell table:style-name="Table1.B2" office:value-type="string">
            <text:p text:style-name="P27"><text:span text:style-name="T4">3.select </text:span><text:span text:style-name="T7">Mat type</text:span></text:p>
          </table:table-cell>
          <table:table-cell table:style-name="Table1.F5" office:value-type="string">
            <text:p text:style-name="P6"/>
          </table:table-cell>
        </table:table-row>
        <table:table-row table:style-name="Table1.4">
          <table:table-cell table:style-name="Table1.A2" office:value-type="string">
            <text:p text:style-name="P12">3. container collapsible list</text:p>
          </table:table-cell>
          <table:table-cell table:style-name="Table1.B2" office:value-type="string">
            <text:p text:style-name="P32">Cubicle card</text:p>
            <text:p text:style-name="P32">occupied item card</text:p>
          </table:table-cell>
          <table:table-cell table:style-name="Table1.B2" office:value-type="string">
            <text:p text:style-name="P12">GetPreviously</text:p>
            <text:p text:style-name="P12">addedSKU</text:p>
            <text:p text:style-name="P12">in container()</text:p>
          </table:table-cell>
          <table:table-cell table:style-name="Table1.B2" office:value-type="string">
            <text:p text:style-name="P12">Prepare containers()</text:p>
            <text:p text:style-name="P12">cubicle info and occupied info</text:p>
          </table:table-cell>
          <table:table-cell table:style-name="Table1.B2" office:value-type="string">
            <text:p text:style-name="P32">4. select container</text:p>
            <text:p text:style-name="P32">5. ADD</text:p>
          </table:table-cell>
          <table:table-cell table:style-name="Table1.F5" office:value-type="string">
            <text:p text:style-name="P6"/>
          </table:table-cell>
        </table:table-row>
        <table:table-row table:style-name="Table1.4">
          <table:table-cell table:style-name="Table1.A6" office:value-type="string">
            <text:p text:style-name="P28"><text:span text:style-name="T5">4. </text:span><text:span text:style-name="T7">Select container popup</text:span></text:p>
          </table:table-cell>
          <table:table-cell table:style-name="Table1.B6" office:value-type="string">
            <text:p text:style-name="P13">Collapsible unit,section </text:p>
            <text:p text:style-name="P13">and containers</text:p>
          </table:table-cell>
          <table:table-cell table:style-name="Table1.C6" office:value-type="string">
            <text:p text:style-name="P13">Get container def from container service</text:p>
          </table:table-cell>
          <table:table-cell table:style-name="Table1.D6" office:value-type="string">
            <text:p text:style-name="P29"><text:span text:style-name="T5">Prepare </text:span><text:span text:style-name="T8">container</text:span></text:p>
            <text:p text:style-name="P29"><text:span text:style-name="T8">list</text:span></text:p>
          </table:table-cell>
          <table:table-cell table:style-name="Table1.E6" office:value-type="string">
            <text:p text:style-name="P28"><text:span text:style-name="T5">6.</text:span><text:span text:style-name="T8">ok</text:span></text:p>
          </table:table-cell>
          <table:table-cell table:style-name="Table1.F6" office:value-type="string">
            <text:p text:style-name="P10">*<text:span text:style-name="T15">added as collapse</text:span></text:p>
            <text:p text:style-name="P14">in workspac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4"/>
            <text:p text:style-name="P34">View</text:p>
          </table:table-cell>
          <table:table-cell table:style-name="Table3.A1" office:value-type="string">
            <text:p text:style-name="P34"/>
            <text:p text:style-name="P34">Component</text:p>
          </table:table-cell>
          <table:table-cell table:style-name="Table3.C1" office:value-type="string">
            <text:p text:style-name="P34"/>
            <text:p text:style-name="P34">Data Fetch</text:p>
          </table:table-cell>
          <table:table-cell table:style-name="Table3.A1" office:value-type="string">
            <text:p text:style-name="P34"/>
            <text:p text:style-name="P34">Prepare View Data</text:p>
          </table:table-cell>
          <table:table-cell table:style-name="Table3.A1" office:value-type="string">
            <text:p text:style-name="P34"/>
            <text:p text:style-name="P34">Event</text:p>
          </table:table-cell>
          <table:table-cell table:style-name="Table3.A1" office:value-type="string">
            <text:p text:style-name="P34"/>
            <text:p text:style-name="P34">Data Save</text:p>
          </table:table-cell>
        </table:table-row>
        <table:table-row table:style-name="Table3.2">
          <table:table-cell table:style-name="Table3.A2" table:number-rows-spanned="5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30"><text:span text:style-name="T9">Stock</text:span><text:span text:style-name="T10"> Declaration</text:span></text:p>
          </table:table-cell>
          <table:table-cell table:style-name="Table3.B2" office:value-type="float" office:value="0">
            <text:p text:style-name="P18">Left Info Menu</text:p>
            <text:p text:style-name="P18">Project filter</text:p>
            <text:p text:style-name="P18">project list</text:p>
          </table:table-cell>
          <table:table-cell table:style-name="Table3.B2" office:value-type="float" office:value="0">
            <text:p text:style-name="P18">Get <text:span text:style-name="T12">G stock</text:span></text:p>
            <text:p text:style-name="P18">Project List()</text:p>
            <text:p text:style-name="P20">G-Stock received json</text:p>
          </table:table-cell>
          <table:table-cell table:style-name="Table3.B2" office:value-type="float" office:value="0">
            <text:p text:style-name="P18">Prepare Project List</text:p>
            <text:p text:style-name="P18">Info Menu()</text:p>
          </table:table-cell>
          <table:table-cell table:style-name="Table3.B2" office:value-type="float" office:value="0">
            <text:p text:style-name="P18">1.Search</text:p>
            <text:p text:style-name="P18">2.select project card</text:p>
            <text:p text:style-name="P18">5. receive</text:p>
          </table:table-cell>
          <table:table-cell table:style-name="Table3.F2">
            <text:p text:style-name="P22"/>
          </table:table-cell>
        </table:table-row>
        <table:table-row table:style-name="Table3.3">
          <table:covered-table-cell/>
          <table:table-cell table:style-name="Table3.B3" office:value-type="float" office:value="0">
            <text:p text:style-name="P18">1.search</text:p>
          </table:table-cell>
          <table:table-cell table:style-name="Table3.B3">
            <text:p text:style-name="P22"/>
          </table:table-cell>
          <table:table-cell table:style-name="Table3.B3" office:value-type="float" office:value="0">
            <text:p text:style-name="P18">Prepare filtered project list<text:span text:style-name="T2">()</text:span></text:p>
          </table:table-cell>
          <table:table-cell table:style-name="Table3.B3">
            <text:p text:style-name="P24"/>
          </table:table-cell>
          <table:table-cell table:style-name="Table3.F3" office:value-type="float" office:value="0">
            <text:p text:style-name="P24"/>
            <text:p text:style-name="P24"/>
          </table:table-cell>
        </table:table-row>
        <table:table-row table:style-name="Table3.6">
          <table:covered-table-cell/>
          <table:table-cell table:style-name="Table3.B4" office:value-type="string">
            <text:p text:style-name="P30"><text:span text:style-name="T11">2. </text:span><text:span text:style-name="T9">Stock</text:span><text:span text:style-name="T10"> declare</text:span><text:span text:style-name="T11"> workspace for specific project</text:span></text:p>
          </table:table-cell>
          <table:table-cell table:style-name="Table3.B2" office:value-type="float" office:value="0">
            <text:p text:style-name="P18">Get project specific material list from Inquiry data service</text:p>
          </table:table-cell>
          <table:table-cell table:style-name="Table3.B2" office:value-type="float" office:value="0">
            <text:p text:style-name="P18">Prepare material type for tab view<text:span text:style-name="T2">()</text:span></text:p>
          </table:table-cell>
          <table:table-cell table:style-name="Table3.B2" office:value-type="float" office:value="0">
            <text:p text:style-name="P18">3.select tab</text:p>
          </table:table-cell>
          <table:table-cell table:style-name="Table3.F2">
            <text:p text:style-name="P24"/>
          </table:table-cell>
        </table:table-row>
        <table:table-row table:style-name="Table3.6">
          <table:covered-table-cell/>
          <table:table-cell table:style-name="Table3.B3" office:value-type="float" office:value="0">
            <text:p text:style-name="P18">3. Material wise lot view card <text:span text:style-name="T2">(declared vs receive)</text:span></text:p>
          </table:table-cell>
          <table:table-cell table:style-name="Table3.B3" office:value-type="float" office:value="0">
            <text:p text:style-name="P20">Filter for specific material</text:p>
          </table:table-cell>
          <table:table-cell table:style-name="Table3.B3" office:value-type="float" office:value="0">
            <text:p text:style-name="P18">Prepare material wise lot info<text:span text:style-name="T2">()</text:span></text:p>
          </table:table-cell>
          <table:table-cell table:style-name="Table3.B3" office:value-type="float" office:value="0">
            <text:p text:style-name="P22"><text:span text:style-name="T2">4.</text:span><text:span text:style-name="T12">declare</text:span></text:p>
          </table:table-cell>
          <table:table-cell table:style-name="Table3.F3">
            <text:p text:style-name="P24"/>
          </table:table-cell>
        </table:table-row>
        <table:table-row table:style-name="Table3.6">
          <table:covered-table-cell/>
          <table:table-cell table:style-name="Table3.B2" office:value-type="float" office:value="0">
            <text:p text:style-name="P20">5. receive</text:p>
          </table:table-cell>
          <table:table-cell table:style-name="Table3.B2">
            <text:p text:style-name="P20"/>
          </table:table-cell>
          <table:table-cell table:style-name="Table3.B2" office:value-type="float" office:value="0">
            <text:p text:style-name="P20">Prepare receive json save data()</text:p>
          </table:table-cell>
          <table:table-cell table:style-name="Table3.B2">
            <text:p text:style-name="P20"/>
          </table:table-cell>
          <table:table-cell table:style-name="Table3.F2" office:value-type="float" office:value="0">
            <text:p text:style-name="P20">G-Stock receive</text:p>
          </table:table-cell>
        </table:table-row>
        <table:table-row table:style-name="Table3.7">
          <table:table-cell table:style-name="Table3.A3" office:value-type="string">
            <text:p text:style-name="P20">4. Add lot popup</text:p>
          </table:table-cell>
          <table:table-cell table:style-name="Table3.B3" office:value-type="float" office:value="0">
            <text:p text:style-name="P20">Table declared vs receive</text:p>
            <text:p text:style-name="P20">quantity</text:p>
          </table:table-cell>
          <table:table-cell table:style-name="Table3.B3" office:value-type="float" office:value="0">
            <text:p text:style-name="P20">Get previously received lot from received json</text:p>
          </table:table-cell>
          <table:table-cell table:style-name="Table3.B3" office:value-type="float" office:value="0">
            <text:p text:style-name="P20">Prepare specific lot view()</text:p>
          </table:table-cell>
          <table:table-cell table:style-name="Table3.B3" office:value-type="float" office:value="0">
            <text:p text:style-name="P20">6.add</text:p>
          </table:table-cell>
          <table:table-cell table:style-name="Table3.F3" office:value-type="float" office:value="0">
            <text:p text:style-name="P20">*Temporary data preserv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5"/>
            <text:p text:style-name="P35">View</text:p>
          </table:table-cell>
          <table:table-cell table:style-name="Table2.A1" office:value-type="string">
            <text:p text:style-name="P35"/>
            <text:p text:style-name="P35">Component</text:p>
          </table:table-cell>
          <table:table-cell table:style-name="Table2.C1" office:value-type="string">
            <text:p text:style-name="P35"/>
            <text:p text:style-name="P35">Data Fetch</text:p>
          </table:table-cell>
          <table:table-cell table:style-name="Table2.A1" office:value-type="string">
            <text:p text:style-name="P35"/>
            <text:p text:style-name="P35">Prepare View Data</text:p>
          </table:table-cell>
          <table:table-cell table:style-name="Table2.A1" office:value-type="string">
            <text:p text:style-name="P35"/>
            <text:p text:style-name="P35">Event</text:p>
          </table:table-cell>
          <table:table-cell table:style-name="Table2.A1" office:value-type="string">
            <text:p text:style-name="P35"/>
            <text:p text:style-name="P35">Data Save</text:p>
          </table:table-cell>
        </table:table-row>
        <table:table-row table:style-name="Table2.2">
          <table:table-cell table:style-name="Table2.A2" table:number-rows-spanned="5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26">Stock Positioning</text:p>
            <text:p text:style-name="P26">Landing Page</text:p>
          </table:table-cell>
          <table:table-cell table:style-name="Table2.B2" office:value-type="float" office:value="0">
            <text:p text:style-name="P19">Left Info Menu</text:p>
            <text:p text:style-name="P19">Project filter</text:p>
            <text:p text:style-name="P19">project list</text:p>
          </table:table-cell>
          <table:table-cell table:style-name="Table2.B2" office:value-type="float" office:value="0">
            <text:p text:style-name="P19">Get <text:span text:style-name="T12">G stock</text:span></text:p>
            <text:p text:style-name="P19">Project List()</text:p>
            <text:p text:style-name="P21">G-Stock received json</text:p>
          </table:table-cell>
          <table:table-cell table:style-name="Table2.B2" office:value-type="float" office:value="0">
            <text:p text:style-name="P19">Prepare Project List</text:p>
            <text:p text:style-name="P19">Info Menu()</text:p>
          </table:table-cell>
          <table:table-cell table:style-name="Table2.B2" office:value-type="float" office:value="0">
            <text:p text:style-name="P19">1.Search</text:p>
            <text:p text:style-name="P19">2.select project card</text:p>
            <text:p text:style-name="P19">5. receive</text:p>
          </table:table-cell>
          <table:table-cell table:style-name="Table2.F2">
            <text:p text:style-name="P23"/>
          </table:table-cell>
        </table:table-row>
        <table:table-row table:style-name="Table2.3">
          <table:covered-table-cell/>
          <table:table-cell table:style-name="Table2.B3" office:value-type="float" office:value="0">
            <text:p text:style-name="P19">1.search</text:p>
          </table:table-cell>
          <table:table-cell table:style-name="Table2.B3">
            <text:p text:style-name="P23"/>
          </table:table-cell>
          <table:table-cell table:style-name="Table2.B3" office:value-type="float" office:value="0">
            <text:p text:style-name="P19">Prepare filtered project list<text:span text:style-name="T2">()</text:span></text:p>
          </table:table-cell>
          <table:table-cell table:style-name="Table2.B3">
            <text:p text:style-name="P25"/>
          </table:table-cell>
          <table:table-cell table:style-name="Table2.F3" office:value-type="float" office:value="0">
            <text:p text:style-name="P25"/>
            <text:p text:style-name="P25"/>
          </table:table-cell>
        </table:table-row>
        <table:table-row table:style-name="Table2.6">
          <table:covered-table-cell/>
          <table:table-cell table:style-name="Table2.B2" office:value-type="float" office:value="0">
            <text:p text:style-name="P23"><text:span text:style-name="T1">2. </text:span><text:span text:style-name="T2">SKU declare</text:span><text:span text:style-name="T1"> workspace for specific project</text:span></text:p>
          </table:table-cell>
          <table:table-cell table:style-name="Table2.B2" office:value-type="float" office:value="0">
            <text:p text:style-name="P19">Get project specific material list from Inquiry data service</text:p>
          </table:table-cell>
          <table:table-cell table:style-name="Table2.B2" office:value-type="float" office:value="0">
            <text:p text:style-name="P19">Prepare material type for tab view<text:span text:style-name="T2">()</text:span></text:p>
          </table:table-cell>
          <table:table-cell table:style-name="Table2.B2" office:value-type="float" office:value="0">
            <text:p text:style-name="P19">3.select tab</text:p>
          </table:table-cell>
          <table:table-cell table:style-name="Table2.F2">
            <text:p text:style-name="P25"/>
          </table:table-cell>
        </table:table-row>
        <table:table-row table:style-name="Table2.6">
          <table:covered-table-cell/>
          <table:table-cell table:style-name="Table2.B3" office:value-type="float" office:value="0">
            <text:p text:style-name="P19">3. Material wise lot view card <text:span text:style-name="T2">(declared vs receive)</text:span></text:p>
          </table:table-cell>
          <table:table-cell table:style-name="Table2.B3" office:value-type="float" office:value="0">
            <text:p text:style-name="P21">Filter for specific material</text:p>
          </table:table-cell>
          <table:table-cell table:style-name="Table2.B3" office:value-type="float" office:value="0">
            <text:p text:style-name="P19">Prepare material wise lot info<text:span text:style-name="T2">()</text:span></text:p>
          </table:table-cell>
          <table:table-cell table:style-name="Table2.B3" office:value-type="float" office:value="0">
            <text:p text:style-name="P23"><text:span text:style-name="T2">4.</text:span><text:span text:style-name="T12">declare</text:span></text:p>
          </table:table-cell>
          <table:table-cell table:style-name="Table2.F3">
            <text:p text:style-name="P25"/>
          </table:table-cell>
        </table:table-row>
        <table:table-row table:style-name="Table2.6">
          <table:covered-table-cell/>
          <table:table-cell table:style-name="Table2.B2" office:value-type="float" office:value="0">
            <text:p text:style-name="P21">5. receive</text:p>
          </table:table-cell>
          <table:table-cell table:style-name="Table2.B2">
            <text:p text:style-name="P21"/>
          </table:table-cell>
          <table:table-cell table:style-name="Table2.B2" office:value-type="float" office:value="0">
            <text:p text:style-name="P21">Prepare receive json save data()</text:p>
          </table:table-cell>
          <table:table-cell table:style-name="Table2.B2">
            <text:p text:style-name="P21"/>
          </table:table-cell>
          <table:table-cell table:style-name="Table2.F2" office:value-type="float" office:value="0">
            <text:p text:style-name="P21">G-Stock receive</text:p>
          </table:table-cell>
        </table:table-row>
        <table:table-row table:style-name="Table2.7">
          <table:table-cell table:style-name="Table2.A3" office:value-type="string">
            <text:p text:style-name="P21">4. Add lot popup</text:p>
          </table:table-cell>
          <table:table-cell table:style-name="Table2.B3" office:value-type="float" office:value="0">
            <text:p text:style-name="P21">Table declared vs receive</text:p>
            <text:p text:style-name="P21">quantity</text:p>
          </table:table-cell>
          <table:table-cell table:style-name="Table2.B3" office:value-type="float" office:value="0">
            <text:p text:style-name="P21">Get previously received lot from received json</text:p>
          </table:table-cell>
          <table:table-cell table:style-name="Table2.B3" office:value-type="float" office:value="0">
            <text:p text:style-name="P21">Prepare specific lot view()</text:p>
          </table:table-cell>
          <table:table-cell table:style-name="Table2.B3" office:value-type="float" office:value="0">
            <text:p text:style-name="P21">6.add</text:p>
          </table:table-cell>
          <table:table-cell table:style-name="Table2.F3" office:value-type="float" office:value="0">
            <text:p text:style-name="P21">*Temporary data preserve</text:p>
          </table:table-cell>
        </table:table-row>
      </table:table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3:13:50.117527351</meta:creation-date>
    <dc:date>2020-11-08T15:15:09.874094761</dc:date>
    <meta:editing-duration>P3DT4H6M41S</meta:editing-duration>
    <meta:editing-cycles>2</meta:editing-cycles>
    <meta:generator>LibreOffice/6.4.6.2$Linux_X86_64 LibreOffice_project/40$Build-2</meta:generator>
    <meta:document-statistic meta:table-count="3" meta:image-count="0" meta:object-count="0" meta:page-count="3" meta:paragraph-count="122" meta:word-count="355" meta:character-count="2293" meta:non-whitespace-character-count="2059"/>
  </office:meta>
</office:document-meta>
</file>